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 officeooo:paragraph-rsid="003e71b8"/>
    </style:style>
    <style:style style:name="P2" style:family="paragraph" style:parent-style-name="Text_20_body">
      <style:text-properties style:font-name="Liberation Sans" fo:font-size="11pt" fo:language="pt" fo:country="BR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1pt" fo:language="pt" fo:country="BR" fo:font-weight="normal" officeooo:paragraph-rsid="003bc30e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3bc30e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857cb" officeooo:paragraph-rsid="003bc30e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5eab4" officeooo:paragraph-rsid="00349b70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396a9" officeooo:paragraph-rsid="00349b70" style:text-blinking="false" fo:background-color="#ffff00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396a9" officeooo:paragraph-rsid="00349b70" style:text-blinking="false" fo:background-color="#ffff00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bold" officeooo:rsid="002396a9" officeooo:paragraph-rsid="00349b70" style:text-blinking="false" fo:background-color="transparent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bold" officeooo:rsid="003fc0c7" officeooo:paragraph-rsid="003fc0c7" style:text-blinking="false" fo:background-color="transparent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fc0c7" officeooo:paragraph-rsid="003fc0c7" style:text-blinking="false" fo:background-color="transparent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396a9" officeooo:paragraph-rsid="003fc0c7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5eab4" officeooo:paragraph-rsid="003fc0c7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c95d6" officeooo:paragraph-rsid="003c95d6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5eab4" officeooo:paragraph-rsid="003bc30e" style:text-blinking="false" fo:background-color="transparent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ans" fo:font-size="11pt" fo:language="pt" fo:country="BR" fo:font-weight="normal" officeooo:paragraph-rsid="003e71b8" fo:background-color="transparent" style:font-size-asian="11pt" style:font-weight-asian="normal" style:font-size-complex="11pt" style:font-weight-complex="normal"/>
    </style:style>
    <style:style style:name="P17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372e0" officeooo:paragraph-rsid="003fc0c7" style:text-blinking="false" fo:background-color="#ffff0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372e0" officeooo:paragraph-rsid="003fc0c7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5eab4" officeooo:paragraph-rsid="00349b70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38%" style:writing-mode="lr-tb"/>
      <style:text-properties style:font-name="Liberation Sans" fo:font-size="11pt" fo:language="pt" fo:country="BR" fo:font-weight="normal" officeooo:paragraph-rsid="003fc0c7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margin-top="0cm" fo:margin-bottom="0cm" style:contextual-spacing="false" fo:line-height="138%" style:writing-mode="lr-tb"/>
      <style:text-properties style:font-name="Liberation Sans" fo:font-size="11pt" fo:language="pt" fo:country="BR" fo:font-weight="normal" officeooo:paragraph-rsid="00349b70" style:font-size-asian="11pt" style:font-weight-asian="normal" style:font-size-complex="11pt" style:font-weight-complex="normal"/>
    </style:style>
    <style:style style:name="P22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372e0" officeooo:paragraph-rsid="00468bb4" style:text-blinking="false" fo:background-color="transparent" style:font-size-asian="11pt" style:font-weight-asian="normal" style:font-size-complex="11pt" style:font-weight-complex="normal"/>
    </style:style>
    <style:style style:name="P23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372e0" officeooo:paragraph-rsid="003857cb" style:text-blinking="false" fo:background-color="#ffff00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paragraph-rsid="003fc0c7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3fc0c7"/>
    </style:style>
    <style:style style:name="T2" style:family="text">
      <style:text-properties fo:font-size="24pt" fo:font-weight="bold" officeooo:rsid="003fc0c7" style:font-name-asian="Noto Serif CJK SC" style:font-size-asian="24pt" style:font-weight-asian="bold" style:font-name-complex="FreeSans1" style:font-size-complex="24pt" style:font-weight-complex="bold"/>
    </style:style>
    <style:style style:name="T3" style:family="text">
      <style:text-properties officeooo:rsid="003857cb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49b70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bc30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857cb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857cb" style:text-blinking="false" fo:background-color="#ffff00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49b70" style:text-blinking="false" fo:background-color="#ffff00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3bc30e" style:text-blinking="false" fo:background-color="transparent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396a9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2396a9" style:text-blinking="false" fo:background-color="#ffff00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ans" fo:font-size="11pt" fo:language="pt" fo:country="BR" fo:font-style="normal" style:text-underline-style="none" fo:font-weight="normal" officeooo:rsid="0043c76b" style:text-blinking="false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3c76b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43c76b" style:text-blinking="false" fo:background-color="#ffff00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43c76b" style:text-blinking="false" fo:background-color="#ffff00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396a9" style:text-blinking="false" fo:background-color="transparent" loext:char-shading-value="0"/>
    </style:style>
    <style:style style:name="T17" style:family="text">
      <style:text-properties officeooo:rsid="003c95d6"/>
    </style:style>
    <style:style style:name="T18" style:family="text">
      <style:text-properties officeooo:rsid="00425f3a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25eab4"/>
    </style:style>
    <style:style style:name="T21" style:family="text">
      <style:text-properties officeooo:rsid="0025eab4" fo:background-color="#ffff00" loext:char-shading-value="0"/>
    </style:style>
    <style:style style:name="T22" style:family="text">
      <style:text-properties officeooo:rsid="003bc30e" fo:background-color="#ffff00" loext:char-shading-value="0"/>
    </style:style>
    <style:style style:name="T23" style:family="text">
      <style:text-properties officeooo:rsid="003bc30e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bc30e" style:text-blinking="false"/>
    </style:style>
    <style:style style:name="T26" style:family="text">
      <style:text-properties officeooo:rsid="003e71b8" fo:background-color="#ffff00" loext:char-shading-value="0"/>
    </style:style>
    <style:style style:name="T27" style:family="text">
      <style:text-properties officeooo:rsid="003e71b8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e71b8" style:text-blinking="false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3e71b8" style:text-blinking="false" style:font-weight-asian="bold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3fc0c7" style:text-blinking="false" style:font-weight-asian="bold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e71b8" style:text-blinking="false" fo:background-color="#ffff00" loext:char-shading-value="0"/>
    </style:style>
    <style:style style:name="T32" style:family="text">
      <style:text-properties style:font-name="Liberation Sans" fo:font-size="11pt" style:font-size-asian="11pt" style:font-size-complex="11pt"/>
    </style:style>
    <style:style style:name="T33" style:family="text">
      <style:text-properties style:font-name="Liberation Sans" fo:font-size="11pt" officeooo:rsid="003fc0c7" style:font-size-asian="11pt" style:font-size-complex="11pt"/>
    </style:style>
    <style:style style:name="T34" style:family="text">
      <style:text-properties fo:font-weight="bold" officeooo:rsid="002396a9" style:font-weight-asian="bold" style:font-weight-complex="bold"/>
    </style:style>
    <style:style style:name="T35" style:family="text">
      <style:text-properties fo:font-weight="bold" officeooo:rsid="003fc0c7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fc0c7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769bb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bc30e" style:text-blinking="false" fo:background-color="#ffff00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c95d6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3e71b8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5eab4" style:text-blinking="false" fo:background-color="#ffff00" loext:char-shading-value="0"/>
    </style:style>
    <style:style style:name="T43" style:family="text">
      <style:text-properties officeooo:rsid="00468bb4"/>
    </style:style>
    <style:style style:name="T44" style:family="text">
      <style:text-properties officeooo:rsid="00416b5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Formul</text:span><text:span text:style-name="T2">ário</text:span> de consentimento <text:span text:style-name="T3">livre e informado </text:span>para <text:span text:style-name="T3">procedimento <text:line-break/>de </text:span>análise forense</text:h>
      <text:p text:style-name="P2"/>
      <text:p text:style-name="P3"><text:span text:style-name="T4">Por meio dest</text:span><text:span text:style-name="T5">e</text:span><text:span text:style-name="T4"> </text:span><text:span text:style-name="T6">documento</text:span><text:span text:style-name="T4">, eu, </text:span><text:span text:style-name="T7">[nome completo]</text:span><text:span text:style-name="T4"> e [</text:span><text:span text:style-name="T8">adicione o nome da organização que realiza a análise] </text:span><text:span text:style-name="T6">concordamos em</text:span><text:span text:style-name="T4"> trabalhar voluntária </text:span><text:span text:style-name="T6">e conjunta</text:span><text:span text:style-name="T4">mente na análise e investigação do(s) meu(s) dispositivo(s) eletrônico(s) e/ou contas </text:span><text:span text:style-name="T6">digitais para verificarmos a ocorrência de um incidente de segurança digital e a possível infecção por </text:span><text:span text:style-name="T4">spyware (programa espião), </text:span><text:span text:style-name="T6">stalkware</text:span><text:span text:style-name="T4"> </text:span><text:span text:style-name="T5">(programa de monitoramento) </text:span><text:span text:style-name="T4">ou outros programas prejudiciais. <text:s text:c="140"/></text:span></text:p>
      <text:p text:style-name="P3"><text:span text:style-name="T4"/></text:p>
      <text:p text:style-name="P4"><text:span text:style-name="T9">O</text:span><text:span text:style-name="T10"> objetivo d</text:span><text:span text:style-name="T9">est</text:span><text:span text:style-name="T10">a investigação </text:span><text:span text:style-name="T9">consiste em</text:span><text:span text:style-name="T10"> </text:span><text:span text:style-name="T11">[adicione o objetivo da investigação, por exemplo: recolherá e analisará informações digitais com o objetivo de estabelecer hipóteses verificáveis sobre potenciais ataques].</text:span><text:span text:style-name="T10"> </text:span><text:span text:style-name="T12">A base legal para o tratamento de dados pessoais é o consentimento, conforme previsto no art. 7º, I, da Lei Geral de Proteção de Dados. </text:span><text:bookmark text:name="docs-internal-guid-17228bbd-7fff-aacf-ff11-0a7c2d6f071f"/><text:span text:style-name="T13">Você tem direito ao acesso facilitado às informações sobre o tratamento de seus dados (art. 9º, LGPD), expressas ao longo deste termo. Além disso, tem direito a confirmação do tratamento, acesso aos dados, correção e eliminação de dados pessoais, além da revogação do consentimento, conforme art. 18 da LGPD. Para isso, entre em contato a pessoa encarregada de dados através do seguinte e-mail: </text:span><text:span text:style-name="T14">[inserir e-mail]</text:span><text:span text:style-name="T15"> </text:span></text:p>
      <text:p text:style-name="P3"><text:span text:style-name="T16"/></text:p>
      <text:p text:style-name="P5">Para fins de análise forense serão coletadas as seguintes informações:</text:p>
      <text:p text:style-name="P6"/>
      <text:list text:style-name="L1">
        <text:list-item>
          <text:p text:style-name="P7">[Detalhes das informações a serem coletadas]</text:p>
        </text:list-item>
      </text:list>
      <text:p text:style-name="P8"/>
      <text:p text:style-name="P9">----------------------------------------------</text:p>
      <text:p text:style-name="P10">Termo de consentimento da pessoa beneficiária:</text:p>
      <text:p text:style-name="P11"/>
      <text:p text:style-name="P12"><text:span text:style-name="T17">N</text:span>este documento, expres<text:span text:style-name="T17">s</text:span>o m<text:span text:style-name="T17">eu</text:span> consentimento li<text:span text:style-name="T17">v</text:span>re, informado <text:span text:style-name="T18">e inequívoco</text:span> para participar <text:span text:style-name="T17">do processo de análise forense, conforme especificações acima</text:span>. Concretamente, confirmo que:</text:p>
      <text:p text:style-name="P13"><text:s text:c="84"/></text:p>
      <text:p text:style-name="P14">[ ] Recebi toda a informação relativa ao procedimento e tive a oportunidade de fazer perguntas adicionais e solucionar dúvidas.</text:p>
      <text:p text:style-name="P14"/>
      <text:p text:style-name="P14">[ ] Minha participação é voluntária e sei que tenho o direito de <text:span text:style-name="T18">revogar meu consentimento</text:span> a qualquer momento.</text:p>
      <text:p text:style-name="P14"/>
      <text:p text:style-name="P14">[ ] Estou ciente e seguirei as seguintes diretrizes em relação à confidencialidade das informações: <text:span text:style-name="T19">[adicionar detalhes sobre a confidencialidade da investigação, por exemplo: Fica acordado que a </text:span><text:soft-page-break/><text:span text:style-name="T19">presente investigação é de caráter confidencial e não deve ser compartilhado nem o nome da ORGANIZAÇÃO nem detalhes sobre a investigação forense]</text:span>.</text:p>
      <text:p text:style-name="P14"/>
      <text:p text:style-name="P14">[ ] <text:span text:style-name="T20">Estou ciente de que</text:span><text:span text:style-name="T21"> </text:span><text:span text:style-name="T22">[nome da organização]</text:span><text:span text:style-name="T20"> poderá ter acesso a informações privadas e/ou íntimas neste processo de investigação </text:span>e que<text:span text:style-name="T23"> medidas de segurança </text:span>serão tomadas para assegurar a privacidade dos <text:span text:style-name="T1">meus </text:span>dados. </text:p>
      <text:p text:style-name="P14"/>
      <text:p text:style-name="P14"><text:span text:style-name="T20">Uma vez concluída a investigação, solicito </text:span><text:span text:style-name="T3">que</text:span><text:span text:style-name="T20">: <text:s text:c="106"/></text:span></text:p>
      <text:p text:style-name="P15"><text:tab/><text:span text:style-name="T23">[ <text:s/>] as informações relacionada ao(s) meu(s) dispositivos sejam incluídas em um repositório <text:tab/>anonimizado para análises futuras</text:span></text:p>
      <text:p text:style-name="P16"><text:span text:style-name="T24"><text:tab/></text:span><text:span text:style-name="T25">[ <text:s/>] toda a informação relacionada ao(s) meu(s) dispositivos seja eliminada após concluída <text:tab/>a análise</text:span><text:span text:style-name="T24"> <text:s text:c="2"/></text:span></text:p>
      <text:list text:style-name="L2">
        <text:list-header>
          <text:p text:style-name="P17"/>
        </text:list-header>
      </text:list>
      <text:p text:style-name="P18">Entendo que permitir que <text:span text:style-name="T26">[nome da organização]</text:span> publique <text:span text:style-name="T27">resultados desta investigação </text:span><text:span text:style-name="T1">e/ou </text:span>minhas informações pode resultar em riscos adicionais à minha segurança <text:span text:style-name="T1">e ciente disto decido:</text:span></text:p>
      <text:p text:style-name="P16"><text:span text:style-name="T28">[ ] </text:span><text:span text:style-name="T29">NÃO AUTORIZ</text:span><text:span text:style-name="T30">AR</text:span><text:span text:style-name="T28"> a</text:span><text:span text:style-name="T31"> [nome da organização] </text:span><text:span text:style-name="T28">a publicar quaisquer tipos de análises resultantes desta investigação. </text:span></text:p>
      <text:p text:style-name="P16"><text:span text:style-name="T28">[ ] </text:span><text:span text:style-name="T29">AUTORIZ</text:span><text:span text:style-name="T30">AR</text:span><text:span text:style-name="T28"> a</text:span><text:span text:style-name="T31"> [nome da organização]</text:span><text:span text:style-name="T19"> </text:span>a publicar <text:span text:style-name="T28">análises resultantes desta investigação</text:span> em p<text:span text:style-name="T1">ublicações</text:span> de blog, relatórios ou outros conteúdos públicos <text:span text:style-name="T27">e solicito</text:span>:</text:p>
      <text:p text:style-name="P16"><text:s text:c="12"/><text:span text:style-name="T27">( ) que minha identidade permaneça anônima. Não </text:span><text:span text:style-name="T1">mencionem</text:span><text:span text:style-name="T27"> meu nome ou qualquer <text:tab/>pseudônimo.</text:span></text:p>
      <text:p text:style-name="P16"><text:s text:c="12"/><text:span text:style-name="T27">( ) </text:span><text:span text:style-name="T1">s</text:span><text:span text:style-name="T27">er identificado por um nome alternativo (pseudônimo).</text:span></text:p>
      <text:p text:style-name="P16"><text:tab/><text:span text:style-name="T27">( ) </text:span>que m<text:span text:style-name="T1">encionem apenas o meu</text:span> nome.</text:p>
      <text:p text:style-name="Text_20_body"><text:span text:style-name="T32"><text:tab/></text:span><text:span text:style-name="T33">( ) </text:span><text:span text:style-name="T32">que </text:span><text:span text:style-name="T33">mencionem </text:span><text:span text:style-name="T32">meu nome e </text:span><text:span text:style-name="T33">minha filiação (</text:span><text:span text:style-name="T32">nome da organização </text:span><text:span text:style-name="T33">ou comunidade </text:span><text:span text:style-name="T32">que <text:tab/>represento</text:span><text:span text:style-name="T33">)</text:span><text:span text:style-name="T32"> <text:tab/></text:span></text:p>
      <text:p text:style-name="P16"><text:tab/></text:p>
      <text:p text:style-name="P13"><text:s/><text:span text:style-name="T34">----------------------------------------------</text:span></text:p>
      <text:p text:style-name="P13"><text:span text:style-name="T35">Termo de compromisso da organização que realizará a análise forense:</text:span> <text:s text:c="11"/></text:p>
      <text:p text:style-name="P19"/>
      <text:list text:continue-numbering="true" text:style-name="L2">
        <text:list-item>
          <text:p text:style-name="P20"><text:span text:style-name="T36">A realização desta análise forense </text:span><text:span text:style-name="T16">não compromete </text:span><text:span text:style-name="T31">[nome da organização]</text:span><text:span text:style-name="T16"> a entregar qualquer resultado ou relatório, nem a publicar as descobertas. </text:span></text:p>
        </text:list-item>
        <text:list-item>
          <text:p text:style-name="P21"><text:span text:style-name="T37"><text:s/>A qualquer momento durante a </text:span><text:span text:style-name="T5">investigação</text:span><text:span text:style-name="T37">, qualquer uma das duas partes, A ORGANIZAÇÃO ou A PESSOA BENEFICIÁRIA, pode</text:span><text:span text:style-name="T38">m</text:span><text:span text:style-name="T37"> decidir encerrar sua participação.</text:span></text:p>
        </text:list-item>
        <text:list-item>
          <text:p text:style-name="P20"><text:span text:style-name="T39">[nome da organização]</text:span><text:span text:style-name="T40"> reserva-se o direito de encerrar a investigação caso os acordos de confidencialidade estabelecidos não sejam cumpridos </text:span><text:span text:style-name="T36">pela pessoa beneficiária</text:span><text:span text:style-name="T40">.</text:span><text:span text:style-name="T16"> </text:span></text:p>
        </text:list-item>
        <text:list-item>
          <text:p text:style-name="P20"><text:span text:style-name="T31">[nome da organização]</text:span><text:span text:style-name="T41"> </text:span><text:span text:style-name="T36">compromete-se a adotar as seguintes medidas de segurança e privacidade dos dados</text:span><text:span text:style-name="T5">:<text:line-break/></text:span><text:span text:style-name="T42">[adicionar detalhes sobre políticas de proteção de informações, por exemplo: se compromete a tratar essas informações sob os mais rigorosos padrões de sigilo profissional e confidencialidade, em conformidade com nossa política de proteção de </text:span><text:soft-page-break/><text:span text:style-name="T42">informações (inserir link para a política ou descrevê-la resumidamente, caso não seja pública)].</text:span><text:span text:style-name="T16"> <text:s text:c="48"/></text:span></text:p>
        </text:list-item>
        <text:list-item>
          <text:p text:style-name="P22"><text:s/><text:span text:style-name="T22">[nome da organização]</text:span> se compromete a orientar sobre os próximos passos e/ou possibilidade de <text:span text:style-name="T43">mitigação de risco e</text:span> d<text:span text:style-name="T43">e problemas identificados durante a análise forense.</text:span></text:p>
          <text:p text:style-name="P23"/>
        </text:list-item>
      </text:list>
      <text:p text:style-name="P24"><text:s text:c="161"/>Considerando o acima exposto, <text:span text:style-name="T44">em comum acordo assinamos este documento.</text:span> <text:s text:c="65"/></text:p>
      <text:p text:style-name="P24"><text:s text:c="71"/></text:p>
      <text:p text:style-name="P24"/>
      <text:p text:style-name="P24"><text:span text:style-name="T1">Local e data:</text:span> </text:p>
      <text:p text:style-name="P25">Assinatura <text:span text:style-name="T1">da pessoa beneficiária</text:span>:</text:p>
      <text:p text:style-name="P25"/>
      <text:p text:style-name="P25"><text:span text:style-name="T1">Local e data:</text:span> </text:p>
      <text:p text:style-name="P25">Assinatura <text:span text:style-name="T1">do representante da organização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10:46.547774247</meta:creation-date>
    <meta:generator>LibreOffice/24.8.7.2$Linux_X86_64 LibreOffice_project/480$Build-2</meta:generator>
    <dc:date>2025-08-15T12:44:47.805634062</dc:date>
    <meta:editing-duration>PT1H4M48S</meta:editing-duration>
    <meta:editing-cycles>14</meta:editing-cycles>
    <meta:document-statistic meta:table-count="0" meta:image-count="0" meta:object-count="0" meta:page-count="3" meta:paragraph-count="37" meta:word-count="705" meta:character-count="5588" meta:non-whitespace-character-count="4181"/>
  </office:meta>
</office:document-meta>
</file>